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493" calcext:value-type="float">
            <text:p>149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table:style-name="ce8"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9])" office:value-type="float" office:value="9550.93" calcext:value-type="float">
            <text:p>9550.9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5:.C123])" office:value-type="float" office:value="-9144.2" calcext:value-type="float">
            <text:p>-9144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5])" office:value-type="float" office:value="406.729999999998" calcext:value-type="float">
            <text:p>406.7299999999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00-00-00</text:date>, <text:time style:data-style-name="N2" text:time-value="18:44:55.305039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1T18:45:28.988210896</dc:date>
    <meta:editing-duration>P2DT20H30M46S</meta:editing-duration>
    <meta:editing-cycles>424</meta:editing-cycles>
    <meta:generator>LibreOffice/6.4.7.2$Linux_X86_64 LibreOffice_project/40$Build-2</meta:generator>
    <meta:document-statistic meta:table-count="7" meta:cell-count="1548" meta:object-count="0"/>
  </office:meta>
</office:document-meta>
</file>